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34mm" fo:margin-left="36.95mm" table:align="left" style:shadow="none"/>
    </style:style>
    <style:style style:name="Table1.A" style:family="table-column">
      <style:table-column-properties style:column-width="100.56mm"/>
    </style:style>
    <style:style style:name="Table1.B" style:family="table-column">
      <style:table-column-properties style:column-width="10.8mm"/>
    </style:style>
    <style:style style:name="Table1.C" style:family="table-column">
      <style:table-column-properties style:column-width="23.99mm"/>
    </style:style>
    <style:style style:name="Table1.1" style:family="table-row">
      <style:table-row-properties style:row-height="43.4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6.39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" fo:padding="0mm" fo:border-left="none" fo:border-right="none" fo:border-top="0.6pt solid #000001" fo:border-bottom="none"/>
    </style:style>
    <style:style style:name="Table4" style:family="table">
      <style:table-properties style:width="174.63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7.28mm" style:rel-column-width="32753*"/>
    </style:style>
    <style:style style:name="Table4.B" style:family="table-column">
      <style:table-column-properties style:column-width="87.35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2.54mm" fo:margin-bottom="0mm" fo:line-height="150%" fo:text-align="justify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4.45mm" fo:margin-bottom="0mm" fo:line-height="85%" fo:text-align="start" style:justify-single-word="false" fo:text-indent="0mm" style:auto-text-indent="false">
        <style:tab-stops>
          <style:tab-stop style:position="56.83mm" style:type="right"/>
        </style:tab-stops>
      </style:paragraph-properties>
    </style:style>
    <style:style style:name="P5" style:family="paragraph" style:parent-style-name="Frame_20_contents">
      <style:paragraph-properties fo:margin-left="0mm" fo:margin-right="40.64mm" fo:margin-top="0mm" fo:margin-bottom="0mm" fo:line-height="7.41mm" fo:text-align="start" style:justify-single-word="false" fo:text-indent="0mm" style:auto-text-indent="false"/>
    </style:style>
    <style:style style:name="P6" style:family="paragraph" style:parent-style-name="Standard">
      <style:paragraph-properties fo:margin-top="0mm" fo:margin-bottom="10.44mm" fo:line-height="0.35mm"/>
    </style:style>
    <style:style style:name="P7" style:family="paragraph" style:parent-style-name="Standard">
      <style:paragraph-properties fo:margin-left="0mm" fo:margin-right="100.33mm" fo:margin-top="3.18mm" fo:margin-bottom="0mm" fo:line-height="100%" fo:text-align="start" style:justify-single-word="false" fo:text-indent="0mm" style:auto-text-indent="false"/>
    </style:style>
    <style:style style:name="P8" style:family="paragraph" style:parent-style-name="Standard">
      <style:paragraph-properties fo:margin-left="7.62mm" fo:margin-right="0mm" fo:margin-top="12.7mm" fo:margin-bottom="0mm" fo:line-height="100%" fo:text-align="start" style:justify-single-word="false" fo:text-indent="0mm" style:auto-text-indent="false">
        <style:tab-stops>
          <style:tab-stop style:position="52.9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7.62mm" fo:margin-right="0mm" fo:margin-top="22.86mm" fo:margin-bottom="5.72mm" fo:line-height="100%" fo:text-align="start" style:justify-single-word="false" fo:text-indent="0mm" style:auto-text-indent="false">
        <style:tab-stops>
          <style:tab-stop style:position="96.96mm" style:leader-style="dotted" style:leader-text="."/>
          <style:tab-stop style:position="143.44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35.56mm" fo:margin-right="0mm" fo:margin-top="1.27mm" fo:margin-bottom="18.42mm" fo:line-height="100%" fo:text-align="start" style:justify-single-word="false" fo:text-indent="0mm" style:auto-text-indent="false">
        <style:tab-stops>
          <style:tab-stop style:position="151.45mm" style:type="right"/>
        </style:tab-stops>
      </style:paragraph-properties>
    </style:style>
    <style:style style:name="P11" style:family="paragraph" style:parent-style-name="Standard">
      <style:paragraph-properties fo:margin-left="0mm" fo:margin-right="76.2mm" fo:margin-top="3.81mm" fo:margin-bottom="0mm" fo:line-height="200%" fo:text-align="start" style:justify-single-word="false" fo:text-indent="0mm" style:auto-text-indent="false"/>
    </style:style>
    <style:style style:name="P12" style:family="paragraph" style:parent-style-name="Standard" style:master-page-name="Standard">
      <style:paragraph-properties fo:margin-top="0.14mm" fo:margin-bottom="0mm" fo:line-height="0.35mm" style:page-number="auto"/>
    </style:style>
    <style:style style:name="P13" style:family="paragraph" style:parent-style-name="Standard">
      <style:paragraph-properties fo:margin-left="5.27mm" fo:margin-right="0mm" fo:margin-top="0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4" style:family="paragraph" style:parent-style-name="Standard">
      <style:paragraph-properties fo:margin-left="5.2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5" style:family="paragraph" style:parent-style-name="Standard">
      <style:paragraph-properties fo:margin-left="0mm" fo:margin-right="6.44mm" fo:margin-top="9.53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Arial" fo:font-size="26pt" fo:letter-spacing="normal" fo:language="en" fo:country="US" fo:font-weight="bold" style:font-size-asian="26pt" style:font-weight-asian="bold" style:text-scale="100%"/>
    </style:style>
    <style:style style:name="P16" style:family="paragraph" style:parent-style-name="Standard">
      <style:paragraph-properties fo:margin-left="7.62mm" fo:margin-right="0mm" fo:margin-top="3.18mm" fo:margin-bottom="0mm" fo:line-height="100%" fo:text-align="start" style:justify-single-word="false" fo:text-indent="0mm" style:auto-text-indent="false">
        <style:tab-stops>
          <style:tab-stop style:position="172.65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0.04mm" fo:language="en" fo:country="US" style:font-size-asian="12pt" style:text-scale="105%"/>
    </style:style>
    <style:style style:name="P17" style:family="paragraph" style:parent-style-name="Standard">
      <style:paragraph-properties fo:margin-left="43.18mm" fo:margin-right="0mm" fo:margin-top="0.6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9" style:family="paragraph" style:parent-style-name="Standard">
      <style:paragraph-properties fo:margin-left="0mm" fo:margin-right="0mm" fo:margin-top="5.08mm" fo:margin-bottom="0mm" fo:line-height="100%" fo:text-align="center" style:justify-single-word="false" fo:text-indent="0mm" style:auto-text-indent="false"/>
    </style:style>
    <style:style style:name="P20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1" style:family="paragraph" style:parent-style-name="Standard">
      <style:paragraph-properties fo:margin-left="0mm" fo:margin-right="0mm" fo:margin-top="0mm" fo:margin-bottom="0mm" fo:line-height="200%" fo:text-align="start" style:justify-single-word="false" fo:text-indent="0mm" style:auto-text-indent="false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Frame_20_contents">
      <style:paragraph-properties fo:margin-left="0mm" fo:margin-right="0mm" fo:margin-top="0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33" style:family="paragraph" style:parent-style-name="Frame_20_contents">
      <style:paragraph-properties fo:margin-left="0mm" fo:margin-right="0mm" fo:margin-top="3.18mm" fo:margin-bottom="1.27mm" fo:line-height="10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12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0.07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<text:line-break/></text:span><text:span text:style-name="T4">(CHAPTER 50)<text:line-break/>SECTION 374(3)</text:span></text:p>
            <text:p text:style-name="P19"><text:span text:style-name="T5">NOTICE BY FOREIGN COMPANY OF<text:line-break/></text:span><text:span text:style-name="T2">COMMENCEMENT OF BUSINESS OTHER<text:line-break/></text:span><text:span text:style-name="T5">THAN SHARE TRANSFER OR SHARE<text:line-break/>REGISTRATION OFFI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3">FORM</text:p>
            <text:p text:style-name="P15">89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4">Folio No</text:p>
          </table:table-cell>
        </table:table-row>
      </table:table>
      <text:p text:style-name="P6"/>
      <text:p text:style-name="P21"><text:span text:style-name="T6">Name of Foreign Company: </text:span><text:span text:style-name="T12"><text:placeholder text:placeholder-type="text">&lt;o.name&gt;</text:placeholder></text:span><text:span text:style-name="T6"><text:line-break/></text:span><text:span text:style-name="T3">Company No: </text:span><text:span text:style-name="T12"><text:placeholder text:placeholder-type="text">&lt;o.uen&gt;</text:placeholder></text:span></text:p>
      <text:p text:style-name="P7"><text:span text:style-name="T6">The Registrar of Companies &amp; Businesses, </text:span><text:span text:style-name="T3">Singapore</text:span></text:p>
      <text:p text:style-name="P16">The abovenamed company hereby gives notice that, on <text:tab/></text:p>
      <text:p text:style-name="P3"><text:span text:style-name="T7">the company commenced to carry on business in Singapore within the meaning of Division 2 of Part </text:span><text:span text:style-name="T8">XI of the Companies Act, otherwise than by reason of establishing or using a share transfer or share </text:span><text:span text:style-name="T9">registration office.</text:span></text:p>
      <text:p text:style-name="P8"><text:span text:style-name="T1">Dated this<text:tab/></text:span><text:span text:style-name="T3">day of<text:tab/></text:span></text:p>
      <text:p text:style-name="P9"><text:span text:style-name="T1">1. Signature: <text:s/><text:tab/></text:span><text:span text:style-name="T10">2. Signature: <text:tab/></text:span></text:p>
      <text:p text:style-name="P10"><text:span text:style-name="T11">Name of Agent<text:tab/></text:span><text:span text:style-name="T3">Name of Agent</text:span></text:p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13">Lodged in the office of the Registrar of Companies &amp; </text:span><text:span text:style-name="T14">Businesses by</text:span></text:p>
            <text:p text:style-name="P25">Name:</text:p>
            <text:p text:style-name="P27">Address:</text:p>
            <text:p text:style-name="P28"><text:span text:style-name="T16">A/c No:<text:tab/></text:span><text:span text:style-name="T15">Tel No:</text:span></text:p>
            <text:p text:style-name="P29">Fax No: </text:p>
          </table:table-cell>
          <table:table-cell table:style-name="Table4.B1" office:value-type="string">
            <text:p text:style-name="P24">For Official Use</text:p>
            <text:p text:style-name="P22">_______________________________________</text:p>
            <text:p text:style-name="P30">Date of Registration:</text:p>
            <text:p text:style-name="P31">Receipt No:</text:p>
            <text:p text:style-name="P2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62mm" fo:margin-bottom="17.6mm" fo:margin-left="18.36mm" fo:margin-right="17.23mm" style:writing-mode="lr-tb" style:layout-grid-color="#c0c0c0" style:layout-grid-lines="252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0:53:15</dc:date>
    <dc:creator>phung11764 </dc:creator>
    <meta:editing-duration>PT47S</meta:editing-duration>
    <meta:editing-cycles>8</meta:editing-cycles>
    <meta:document-statistic meta:table-count="2" meta:image-count="0" meta:object-count="0" meta:page-count="1" meta:paragraph-count="22" meta:word-count="132" meta:character-count="817" meta:non-whitespace-character-count="699"/>
  </office:meta>
</office:document-meta>
</file>